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</style:style>
    <style:style style:name="T2" style:parent-style-name="DefaultParagraphFont" style:family="text">
      <style:text-properties style:font-name="Arial" style:font-name-asian="Times New Roman" fo:font-weight="bold" style:font-weight-asian="bold" style:font-weight-complex="bold" fo:font-size="16pt" style:font-size-asian="16pt" style:font-size-complex="12pt" style:language-asian="en" style:country-asian="GB"/>
    </style:style>
    <style:style style:name="T3" style:parent-style-name="DefaultParagraphFont" style:family="text">
      <style:text-properties style:font-name="Arial" style:font-name-asian="Times New Roman" fo:font-size="16pt" style:font-size-asian="16pt" style:font-size-complex="12pt" style:language-asian="en" style:country-asian="GB"/>
    </style:style>
    <style:style style:name="T4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5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6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7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8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9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10" style:parent-style-name="Hyperlink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11" style:parent-style-name="Hyperlink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12" style:parent-style-name="Hyperlink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P13" style:parent-style-name="Normal" style:family="paragraph">
      <style:paragraph-properties fo:text-align="center" fo:margin-top="0.0694in" fo:margin-bottom="0.0694in" fo:line-height="100%"/>
    </style:style>
    <style:style style:name="T14" style:parent-style-name="Hyperlink" style:family="text">
      <style:text-properties style:font-name="Arial" style:font-name-asian="Times New Roman" fo:color="#4472C4" fo:font-size="12pt" style:font-size-asian="12pt" style:font-size-complex="12pt" style:language-asian="en" style:country-asian="GB"/>
    </style:style>
    <style:style style:name="T15" style:parent-style-name="Hyperlink" style:family="text">
      <style:text-properties style:font-name="Arial" style:font-name-asian="Times New Roman" fo:color="#4472C4" fo:font-size="12pt" style:font-size-asian="12pt" style:font-size-complex="12pt" style:language-asian="en" style:country-asian="GB"/>
    </style:style>
    <style:style style:name="T16" style:parent-style-name="Hyperlink" style:family="text">
      <style:text-properties style:font-name="Arial" style:font-name-asian="Times New Roman" fo:color="#4472C4" fo:font-size="12pt" style:font-size-asian="12pt" style:font-size-complex="12pt" style:language-asian="en" style:country-asian="GB"/>
    </style:style>
    <style:style style:name="T17" style:parent-style-name="Hyperlink" style:family="text">
      <style:text-properties style:font-name="Arial" style:font-name-asian="Times New Roman" fo:color="#4472C4" fo:font-size="12pt" style:font-size-asian="12pt" style:font-size-complex="12pt" style:language-asian="en" style:country-asian="GB"/>
    </style:style>
    <style:style style:name="T18" style:parent-style-name="Hyperlink" style:family="text">
      <style:text-properties style:font-name="Arial" style:font-name-asian="Times New Roman" fo:color="#4472C4" fo:font-size="12pt" style:font-size-asian="12pt" style:font-size-complex="12pt" style:language-asian="en" style:country-asian="GB"/>
    </style:style>
    <style:style style:name="T19" style:parent-style-name="Hyperlink" style:family="text">
      <style:text-properties style:font-name="Arial" style:font-name-asian="Times New Roman" fo:color="#4472C4" fo:font-size="12pt" style:font-size-asian="12pt" style:font-size-complex="12pt" style:language-asian="en" style:country-asian="GB"/>
    </style:style>
    <style:style style:name="T20" style:parent-style-name="Hyperlink" style:family="text">
      <style:text-properties style:font-name="Arial" style:font-name-asian="Times New Roman" fo:color="#4472C4" fo:font-size="12pt" style:font-size-asian="12pt" style:font-size-complex="12pt" style:language-asian="en" style:country-asian="GB"/>
    </style:style>
    <style:style style:name="T21" style:parent-style-name="Hyperlink" style:family="text">
      <style:text-properties style:font-name="Arial" style:font-name-asian="Times New Roman" fo:color="#4472C4" fo:font-size="12pt" style:font-size-asian="12pt" style:font-size-complex="12pt" style:language-asian="en" style:country-asian="GB"/>
    </style:style>
    <style:style style:name="T22" style:parent-style-name="Hyperlink" style:family="text">
      <style:text-properties style:font-name="Arial" style:font-name-asian="Times New Roman" fo:color="#4472C4" fo:font-size="12pt" style:font-size-asian="12pt" style:font-size-complex="12pt" style:language-asian="en" style:country-asian="GB"/>
    </style:style>
    <style:style style:name="P23" style:parent-style-name="Normal" style:family="paragraph">
      <style:paragraph-properties fo:margin-top="0.0694in" fo:margin-bottom="0.0694in" fo:line-height="100%"/>
      <style:text-properties style:font-name="Arial" style:font-name-asian="Times New Roman" fo:font-weight="bold" style:font-weight-asian="bold" style:font-weight-complex="bold" fo:color="#5B9BD5" fo:font-size="13.5pt" style:font-size-asian="13.5pt" style:font-size-complex="13.5pt" style:language-asian="en" style:country-asian="GB"/>
    </style:style>
    <style:style style:name="P24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25" style:parent-style-name="Normal" style:family="paragraph">
      <style:paragraph-properties fo:margin-top="0.0694in" fo:margin-bottom="0.0694in" fo:line-height="100%"/>
    </style:style>
    <style:style style:name="T26" style:parent-style-name="DefaultParagraphFont" style:family="text">
      <style:text-properties style:font-name="Arial" style:font-name-asian="Times New Roman" fo:font-weight="bold" style:font-weight-asian="bold" style:font-weight-complex="bold" fo:color="#5B9BD5" fo:font-size="13.5pt" style:font-size-asian="13.5pt" style:font-size-complex="13.5pt" style:language-asian="en" style:country-asian="GB"/>
    </style:style>
    <style:style style:name="P27" style:parent-style-name="Normal" style:family="paragraph">
      <style:paragraph-properties fo:margin-top="0.0694in" fo:margin-bottom="0.0694in" fo:line-height="100%"/>
    </style:style>
    <style:style style:name="T28" style:parent-style-name="DefaultParagraphFont" style:family="text"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29" style:parent-style-name="DefaultParagraphFont" style:family="text"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30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31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P32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33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34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35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36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37" style:parent-style-name="Normal" style:family="paragraph">
      <style:paragraph-properties fo:margin-top="0.0694in" fo:margin-bottom="0.0694in" fo:line-height="100%"/>
    </style:style>
    <style:style style:name="T38" style:parent-style-name="DefaultParagraphFont" style:family="text"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39" style:parent-style-name="DefaultParagraphFont" style:family="text"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40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41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42" style:parent-style-name="DefaultParagraphFont" style:family="text">
      <style:text-properties style:font-name="Segoe UI" style:font-name-complex="Segoe UI" fo:font-size="10.5pt" style:font-size-asian="10.5pt" style:font-size-complex="10.5pt" fo:background-color="#FFFFFF"/>
    </style:style>
    <style:style style:name="T43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P44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45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46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47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48" style:parent-style-name="Normal" style:family="paragraph">
      <style:paragraph-properties fo:margin-top="0.0694in" fo:margin-bottom="0.0694in" fo:line-height="100%"/>
    </style:style>
    <style:style style:name="T49" style:parent-style-name="DefaultParagraphFont" style:family="text"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50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51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P52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53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54" style:parent-style-name="Normal" style:family="paragraph">
      <style:paragraph-properties fo:margin-top="0.0694in" fo:margin-bottom="0.0694in" fo:line-height="100%"/>
    </style:style>
    <style:style style:name="T55" style:parent-style-name="DefaultParagraphFont" style:family="text"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56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57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P58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59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60" style:parent-style-name="Normal" style:family="paragraph">
      <style:paragraph-properties fo:margin-top="0.0694in" fo:margin-bottom="0.0694in" fo:line-height="100%"/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P61" style:parent-style-name="Normal" style:family="paragraph">
      <style:paragraph-properties fo:margin-top="0.0694in" fo:margin-bottom="0.0694in" fo:line-height="100%"/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P62" style:parent-style-name="Normal" style:family="paragraph">
      <style:paragraph-properties fo:margin-top="0.0694in" fo:margin-bottom="0.0694in" fo:line-height="100%"/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P63" style:parent-style-name="Normal" style:family="paragraph">
      <style:paragraph-properties fo:margin-top="0.0694in" fo:margin-bottom="0.0694in" fo:line-height="100%"/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P64" style:parent-style-name="Normal" style:family="paragraph">
      <style:paragraph-properties fo:margin-top="0.0694in" fo:margin-bottom="0.0694in" fo:line-height="100%"/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P65" style:parent-style-name="Normal" style:family="paragraph">
      <style:paragraph-properties fo:margin-top="0.0694in" fo:margin-bottom="0.0694in" fo:line-height="100%"/>
    </style:style>
    <style:style style:name="T66" style:parent-style-name="DefaultParagraphFont" style:family="text"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67" style:parent-style-name="DefaultParagraphFont" style:family="text"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68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69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P70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71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72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73" style:parent-style-name="Normal" style:family="paragraph">
      <style:paragraph-properties fo:margin-top="0.0694in" fo:margin-bottom="0.0694in" fo:line-height="100%"/>
    </style:style>
    <style:style style:name="T74" style:parent-style-name="DefaultParagraphFont" style:family="text"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75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76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P77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78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79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80" style:parent-style-name="Normal" style:family="paragraph">
      <style:paragraph-properties fo:margin-bottom="0in" fo:line-height="100%"/>
    </style:style>
    <style:style style:name="T81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P82" style:parent-style-name="Normal" style:family="paragraph">
      <style:paragraph-properties fo:margin-top="0.0694in" fo:margin-bottom="0.0694in" fo:line-height="100%"/>
      <style:text-properties style:font-name="Arial" style:font-name-asian="Times New Roman" fo:font-weight="bold" style:font-weight-asian="bold" style:font-weight-complex="bold" fo:color="#5B9BD5" fo:font-size="13.5pt" style:font-size-asian="13.5pt" style:font-size-complex="13.5pt" style:language-asian="en" style:country-asian="GB"/>
    </style:style>
    <style:style style:name="P83" style:parent-style-name="Normal" style:family="paragraph">
      <style:paragraph-properties fo:margin-top="0.0694in" fo:margin-bottom="0.0694in" fo:line-height="100%"/>
    </style:style>
    <style:style style:name="T84" style:parent-style-name="DefaultParagraphFont" style:family="text"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85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86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P87" style:parent-style-name="Normal" style:family="paragraph">
      <style:paragraph-properties fo:margin-top="0.0694in" fo:margin-bottom="0.0694in" fo:line-height="100%"/>
    </style:style>
    <style:style style:name="T88" style:parent-style-name="DefaultParagraphFont" style:family="text"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89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90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P91" style:parent-style-name="Normal" style:family="paragraph">
      <style:paragraph-properties fo:margin-top="0.0694in" fo:margin-bottom="0.0694in" fo:line-height="100%"/>
    </style:style>
    <style:style style:name="T92" style:parent-style-name="DefaultParagraphFont" style:family="text"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93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94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95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P96" style:parent-style-name="Normal" style:family="paragraph">
      <style:paragraph-properties fo:margin-bottom="0in" fo:line-height="100%"/>
    </style:style>
    <style:style style:name="T97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P98" style:parent-style-name="Normal" style:family="paragraph">
      <style:paragraph-properties fo:margin-top="0.0694in" fo:margin-bottom="0.0694in" fo:line-height="100%"/>
      <style:text-properties style:font-name="Arial" style:font-name-asian="Times New Roman" fo:font-weight="bold" style:font-weight-asian="bold" style:font-weight-complex="bold" fo:color="#5B9BD5" fo:font-size="13.5pt" style:font-size-asian="13.5pt" style:font-size-complex="13.5pt" style:language-asian="en" style:country-asian="GB"/>
    </style:style>
    <style:style style:name="P99" style:parent-style-name="Normal" style:family="paragraph">
      <style:paragraph-properties fo:margin-top="0.0694in" fo:margin-bottom="0.0694in" fo:line-height="100%"/>
    </style:style>
    <style:style style:name="T100" style:parent-style-name="DefaultParagraphFont" style:family="text"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101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P102" style:parent-style-name="Normal" style:family="paragraph">
      <style:paragraph-properties fo:margin-top="0.0694in" fo:margin-bottom="0.0694in" fo:line-height="100%"/>
    </style:style>
    <style:style style:name="T103" style:parent-style-name="DefaultParagraphFont" style:family="text"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104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P105" style:parent-style-name="Normal" style:family="paragraph">
      <style:paragraph-properties fo:margin-bottom="0in" fo:line-height="100%"/>
    </style:style>
    <style:style style:name="T106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P107" style:parent-style-name="Normal" style:family="paragraph">
      <style:paragraph-properties fo:margin-top="0.0694in" fo:margin-bottom="0.0694in" fo:line-height="100%"/>
      <style:text-properties style:font-name="Arial" style:font-name-asian="Times New Roman" fo:font-weight="bold" style:font-weight-asian="bold" style:font-weight-complex="bold" fo:color="#5B9BD5" fo:font-size="13.5pt" style:font-size-asian="13.5pt" style:font-size-complex="13.5pt" style:language-asian="en" style:country-asian="GB"/>
    </style:style>
    <style:style style:name="P108" style:parent-style-name="Normal" style:family="paragraph">
      <style:paragraph-properties fo:margin-top="0.0694in" fo:margin-bottom="0.0694in" fo:line-height="100%"/>
    </style:style>
    <style:style style:name="T109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110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111" style:parent-style-name="Hyperlink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P112" style:parent-style-name="Normal" style:family="paragraph">
      <style:paragraph-properties fo:margin-top="0.0694in" fo:margin-bottom="0.0694in" fo:line-height="100%"/>
      <style:text-properties style:font-name="Arial" style:font-name-asian="Times New Roman" fo:font-weight="bold" style:font-weight-asian="bold" style:font-weight-complex="bold" fo:color="#5B9BD5" fo:font-size="13.5pt" style:font-size-asian="13.5pt" style:font-size-complex="13.5pt" style:language-asian="en" style:country-asian="GB"/>
    </style:style>
    <style:style style:name="P113" style:parent-style-name="Normal" style:family="paragraph">
      <style:paragraph-properties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114" style:parent-style-name="Normal" style:family="paragraph">
      <style:text-properties style:font-name="Arial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2">AZAMAT IUSUPOV</text:span><text:span text:style-name="T3"><text:line-break/></text:span><text:span text:style-name="T4">Germany, Bonn</text:span><text:span text:style-name="T5"><text:line-break/></text:span><text:span text:style-name="T6">+49 173 837 5932</text:span><text:span text:style-name="T7"><text:line-break/></text:span><text:span text:style-name="T8">azikbash@gmail.com</text:span><text:span text:style-name="T9"><text:line-break/></text:span><text:a xlink:href="../%20https:/github.com/azamat-iusupov" office:target-frame-name="_top" xlink:show="replace"><text:span text:style-name="T10"><text:s/>https://github.com/az</text:span><text:bookmark-start text:name="_Hlt170991734"/><text:bookmark-start text:name="_Hlt170991735"/><text:span text:style-name="T11">a</text:span><text:bookmark-end text:name="_Hlt170991734"/><text:bookmark-end text:name="_Hlt170991735"/><text:span text:style-name="T12">mat-iusupov</text:span></text:a></text:p>
      <text:p text:style-name="P13"><text:a xlink:href="http://linkedin.com/in/azamat-iusupov" office:target-frame-name="_top" xlink:show="replace"><text:span text:style-name="T14">http://linke</text:span><text:bookmark-start text:name="_Hlt170991087"/><text:bookmark-start text:name="_Hlt170991088"/><text:span text:style-name="T15">d</text:span><text:bookmark-end text:name="_Hlt170991087"/><text:bookmark-end text:name="_Hlt170991088"/><text:span text:style-name="T16">in.c</text:span><text:bookmark-start text:name="_Hlt170990850"/><text:bookmark-start text:name="_Hlt170990851"/><text:span text:style-name="T17">o</text:span><text:bookmark-end text:name="_Hlt170990850"/><text:bookmark-end text:name="_Hlt170990851"/><text:span text:style-name="T18">m/in/azama</text:span><text:bookmark-start text:name="_Hlt170991728"/><text:span text:style-name="T19">t</text:span><text:bookmark-end text:name="_Hlt170991728"/><text:span text:style-name="T20">-iusu</text:span><text:bookmark-start text:name="_Hlt170991670"/><text:bookmark-start text:name="_Hlt170991671"/><text:span text:style-name="T21">p</text:span><text:bookmark-end text:name="_Hlt170991670"/><text:bookmark-end text:name="_Hlt170991671"/><text:span text:style-name="T22">ov</text:span></text:a></text:p>
      <text:p text:style-name="P23">PROFILE</text:p>
      <text:p text:style-name="P24">Aspiring Data Analyst transitioning from an international career in Logistics and Supply Chain. Skilled in full-cycle data analysis, from data collection and<text:s/>cleaning to visualization and reporting. Leverage strong analytical and problem-solving skills, combined with a detail-oriented and data-driven approach to optimize business processes and enhance decision-making.</text:p>
      <text:h text:style-name="P25" text:outline-level="3"><text:span text:style-name="T26">EXPERIENCE</text:span></text:h>
      <text:p text:style-name="P27"><text:span text:style-name="T28">Individual Contractor in Confer</text:span><text:span text:style-name="T29">ence Affairs Division (Part-time)</text:span><text:span text:style-name="T30"><text:line-break/></text:span><text:span text:style-name="T31">United Nations Framework Convention on Climate Change, 2016 – 2024, Bonn</text:span></text:p>
      <text:list text:style-name="LFO1" text:continue-numbering="true">
        <text:list-item>
          <text:p text:style-name="P32">Provided logistical support to the Meeting Management Team in preparing sessions and workshops, services during sessions and workshops in Bonn, and<text:s/>maintenance of post-session and workshop activities.</text:p>
        </text:list-item>
        <text:list-item>
          <text:p text:style-name="P33">Covered the necessary support required before, during, and after the Conference of Parties (COP) and Subsidiary Bodies (SB).</text:p>
        </text:list-item>
        <text:list-item>
          <text:p text:style-name="P34">Assisted the Conference Affairs Service Team with meeting room assignments and<text:s/>planning.</text:p>
        </text:list-item>
        <text:list-item>
          <text:p text:style-name="P35">Prepared all necessary documents required by United Nations agencies.</text:p>
        </text:list-item>
        <text:list-item>
          <text:p text:style-name="P36">Contributed to the success of the Conference of Parties and Subsidiary Bodies by effectively supporting both participants and the Conference Affairs Service Team.</text:p>
        </text:list-item>
      </text:list>
      <text:p text:style-name="P37"><text:span text:style-name="T38">Driver/Dispa</text:span><text:span text:style-name="T39">tcher Assistant</text:span><text:span text:style-name="T40"><text:line-break/></text:span><text:span text:style-name="T41">Akoza ElekTransport GmbH</text:span><text:span text:style-name="T42">.<text:s/></text:span><text:span text:style-name="T43">Amazon Subcontractor, 2021-2022, Euskirchen</text:span></text:p>
      <text:list text:style-name="LFO2" text:continue-numbering="true">
        <text:list-item>
          <text:p text:style-name="P44">Delivered parcels to Amazon customers.</text:p>
        </text:list-item>
        <text:list-item>
          <text:p text:style-name="P45">Optimized logistics and dispatch operations while ensuring compliance with regulations and company policies.</text:p>
        </text:list-item>
        <text:list-item>
          <text:p text:style-name="P46">Improved delivery<text:s/>routes, enhancing efficiency and reducing costs.</text:p>
        </text:list-item>
        <text:list-item>
          <text:p text:style-name="P47">Reduced fuel costs by 3-5%.</text:p>
        </text:list-item>
      </text:list>
      <text:p text:style-name="P48"><text:span text:style-name="T49">Coach (Part-time)</text:span><text:span text:style-name="T50"><text:line-break/></text:span><text:span text:style-name="T51">Bonn International School, 2017-2019, Bonn</text:span></text:p>
      <text:list text:style-name="LFO3" text:continue-numbering="true">
        <text:list-item>
          <text:p text:style-name="P52">Conducted sports activities for Year 3-4 children and maintained a safe environment by following safety protocols.</text:p>
        </text:list-item>
        <text:list-item>
          <text:p text:style-name="P53">Planned and conducted practice sessions focused on improving children's skills, tactics, and physical fitness.</text:p>
        </text:list-item>
      </text:list>
      <text:p text:style-name="P54"><text:span text:style-name="T55">Paternity Leave</text:span><text:span text:style-name="T56"><text:line-break/></text:span><text:span text:style-name="T57">2014-2017</text:span></text:p>
      <text:list text:style-name="LFO4" text:continue-numbering="true">
        <text:list-item>
          <text:p text:style-name="P58">Took care of my newborn daughter.</text:p>
        </text:list-item>
        <text:list-item>
          <text:p text:style-name="P59">It was one of the best and most challenging experiences I have ever had.</text:p>
        </text:list-item>
      </text:list>
      <text:p text:style-name="P60"/>
      <text:p text:style-name="P61"/>
      <text:p text:style-name="P62"/>
      <text:p text:style-name="P63"/>
      <text:p text:style-name="P64"/>
      <text:p text:style-name="P65"><text:span text:style-name="T66">Air Conditioni</text:span><text:span text:style-name="T67">ng Specialist/Mechanic</text:span><text:span text:style-name="T68"><text:line-break/></text:span><text:span text:style-name="T69">Quality Air Service, 2010-2013, Rockville, USA</text:span></text:p>
      <text:list text:style-name="LFO5" text:continue-numbering="true">
        <text:list-item>
          <text:p text:style-name="P70">Installed, configured, and tested new air conditioning systems in residential, commercial, and industrial settings.</text:p>
        </text:list-item>
        <text:list-item>
          <text:p text:style-name="P71">Interacted with customers to explain issues, repair work, and maintenance plans.</text:p>
        </text:list-item>
        <text:list-item>
          <text:p text:style-name="P72">Provided recommendations for system improvements or replacements to enhance efficiency.</text:p>
        </text:list-item>
      </text:list>
      <text:p text:style-name="P73"><text:span text:style-name="T74">Logistics Manager</text:span><text:span text:style-name="T75"><text:line-break/></text:span><text:span text:style-name="T76">CJSC Talas Gold Mining Company, 2003-2010, Kyrgyzstan</text:span></text:p>
      <text:list text:style-name="LFO6" text:continue-numbering="true">
        <text:list-item>
          <text:p text:style-name="P77">Controlled all import/export formalities and supplier evaluation and coordination.</text:p>
        </text:list-item>
        <text:list-item>
          <text:p text:style-name="P78">Calculated duties and customs taxes according to the Customs Code and Harmonized System.</text:p>
        </text:list-item>
        <text:list-item>
          <text:p text:style-name="P79">Established customs clearance and logistics operations on site, saving significant financial funds through clear and timely payment of customs duties and taxes.</text:p>
        </text:list-item>
      </text:list>
      <text:p text:style-name="P80"><text:span text:style-name="T81"><draw:custom-shape svg:x="0in" svg:y="0in" svg:width="45.51042in" svg:height="0.00139in" draw:id="id0" draw:style-name="a0" draw:name="Horizontal Line 3" text:anchor-type="as-char"><svg:title/><svg:desc/><draw:enhanced-geometry draw:type="non-primitive" svg:viewBox="0 0 21600 21600" draw:enhanced-path="M 0 0 L 21600 0 21600 21600 0 21600 Z N"/></draw:custom-shape></text:span></text:p>
      <text:h text:style-name="P82" text:outline-level="3">EDUCATION</text:h>
      <text:p text:style-name="P83"><text:span text:style-name="T84">Certificate, Data Analyst</text:span><text:span text:style-name="T85"><text:line-break/></text:span><text:span text:style-name="T86">Career Foundry School, 2023 - 2024, Germany</text:span></text:p>
      <text:p text:style-name="P87"><text:span text:style-name="T88">Master's Degree, Master of Business Administration</text:span><text:span text:style-name="T89"><text:line-break/></text:span><text:span text:style-name="T90">Academy of Management, 2004-2007, Kyrgyzstan</text:span></text:p>
      <text:p text:style-name="P91"><text:span text:style-name="T92">Bachelor's Degree, Customs Specialist</text:span><text:span text:style-name="T93"><text:line-break/></text:span><text:span text:style-name="T94">Kyrgyz State University, 1997-2002, Kyrgyz</text:span><text:span text:style-name="T95">stan</text:span></text:p>
      <text:p text:style-name="P96"><text:span text:style-name="T97"><draw:custom-shape svg:x="0in" svg:y="0in" svg:width="45.51042in" svg:height="0.00139in" draw:id="id1" draw:style-name="a1" draw:name="Horizontal Line 4" text:anchor-type="as-char"><svg:title/><svg:desc/><draw:enhanced-geometry draw:type="non-primitive" svg:viewBox="0 0 21600 21600" draw:enhanced-path="M 0 0 L 21600 0 21600 21600 0 21600 Z N"/></draw:custom-shape></text:span></text:p>
      <text:h text:style-name="P98" text:outline-level="3">SKILLS</text:h>
      <text:list text:style-name="LFO7" text:continue-numbering="true">
        <text:list-item>
          <text:p text:style-name="P99"><text:span text:style-name="T100">Technical:</text:span><text:span text:style-name="T101"><text:s/>Excel, SQL, Tableau, Python, GitHub</text:span></text:p>
        </text:list-item>
        <text:list-item>
          <text:p text:style-name="P102"><text:span text:style-name="T103">Languages:</text:span><text:span text:style-name="T104"><text:s/>English (C1), German (C1), Russian (native), Kyrgyz (native)</text:span></text:p>
        </text:list-item>
      </text:list>
      <text:p text:style-name="P105"><text:span text:style-name="T106"><draw:custom-shape svg:x="0in" svg:y="0in" svg:width="45.51042in" svg:height="0.00139in" draw:id="id2" draw:style-name="a2" draw:name="Horizontal Line 5" text:anchor-type="as-char"><svg:title/><svg:desc/><draw:enhanced-geometry draw:type="non-primitive" svg:viewBox="0 0 21600 21600" draw:enhanced-path="M 0 0 L 21600 0 21600 21600 0 21600 Z N"/></draw:custom-shape></text:span></text:p>
      <text:h text:style-name="P107" text:outline-level="3">PROJECTS</text:h>
      <text:p text:style-name="P108"><text:span text:style-name="T109">During my studies, I achieved five milestones related to data analysis, forecasting, and prediction. One of the<text:s/></text:span><text:span text:style-name="T110">projects involved conducting an analysis and providing recommendations to medical agencies for the winter period. Check the video:<text:s/></text:span><text:a xlink:href="https://www.youtube.com/watch?v=H1Limc4BSds&amp;t=3s" office:target-frame-name="_top" xlink:show="replace"><text:span text:style-name="T111">https://www.youtube.com/watch?v=H1Limc4BSds&amp;t=3s</text:span></text:a></text:p>
      <text:h text:style-name="P112" text:outline-level="3">ADDITIONAL<text:s/>ACTIVITIES</text:h>
      <text:p text:style-name="P113">My hobbies are playing basketball, doing calisthenics, and cooking. I also like to travel with my family, visiting interesting places and having fun during the trips.</text:p>
      <text:p text:style-name="P1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css-1ypebu9" style:display-name="css-1ypebu9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944in" fo:margin-left="0.984in" fo:margin-bottom="0.2958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zamat Iusupov</meta:initial-creator>
    <dc:creator>Azamat Iusupov</dc:creator>
    <meta:creation-date>2024-07-02T20:55:00Z</meta:creation-date>
    <dc:date>2024-07-04T18:52:00Z</dc:date>
    <meta:print-date>2024-07-04T15:22:00Z</meta:print-date>
    <meta:template xlink:href="Normal" xlink:type="simple"/>
    <meta:editing-cycles>6</meta:editing-cycles>
    <meta:editing-duration>PT0S</meta:editing-duration>
    <meta:document-statistic meta:page-count="2" meta:paragraph-count="7" meta:word-count="583" meta:character-count="3903" meta:row-count="27" meta:non-whitespace-character-count="3327"/>
  </office:meta>
</office:document-meta>
</file>